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.5in" fo:margin-right="0.5in" fo:text-align="center" style:justify-single-word="false" fo:text-indent="0in" style:auto-text-indent="false" style:page-number="auto" fo:background-color="transparent"/>
      <style:text-properties fo:font-size="28pt" officeooo:rsid="000c5fee" officeooo:paragraph-rsid="000c5fee" style:font-size-asian="28pt" style:language-asian="ja" style:country-asian="JP" style:font-size-complex="28pt"/>
    </style:style>
    <style:style style:name="P2" style:family="paragraph" style:parent-style-name="Standard">
      <loext:graphic-properties draw:fill="none"/>
      <style:paragraph-properties fo:margin-left="0.5in" fo:margin-right="0.5in" fo:text-align="center" style:justify-single-word="false" fo:text-indent="0in" style:auto-text-indent="false" fo:background-color="transparent"/>
      <style:text-properties fo:color="#ff3838" loext:opacity="100%" fo:font-size="40pt" style:text-underline-style="solid" style:text-underline-width="auto" style:text-underline-color="font-color" officeooo:rsid="000c5fee" officeooo:paragraph-rsid="000c5fee" style:font-size-asian="40pt" style:language-asian="ja" style:country-asian="JP" style:font-size-complex="40pt"/>
    </style:style>
    <style:style style:name="P3" style:family="paragraph" style:parent-style-name="Standard">
      <loext:graphic-properties draw:fill="none"/>
      <style:paragraph-properties fo:margin-left="0.5in" fo:margin-right="0.5in" fo:text-indent="0in" style:auto-text-indent="false" fo:background-color="transparent"/>
      <style:text-properties officeooo:rsid="001376c3" officeooo:paragraph-rsid="0016ebdb"/>
    </style:style>
    <style:style style:name="P4" style:family="paragraph" style:parent-style-name="Standard">
      <loext:graphic-properties draw:fill="none"/>
      <style:paragraph-properties fo:margin-left="0.5in" fo:margin-right="0.5in" fo:text-indent="0in" style:auto-text-indent="false" fo:background-color="transparent"/>
      <style:text-properties officeooo:paragraph-rsid="0016ebdb"/>
    </style:style>
    <style:style style:name="P5" style:family="paragraph" style:parent-style-name="Standard">
      <loext:graphic-properties draw:fill="none"/>
      <style:paragraph-properties fo:margin-left="0.5in" fo:margin-right="0.5in" fo:text-indent="0in" style:auto-text-indent="false" fo:background-color="transparent"/>
      <style:text-properties officeooo:rsid="00182027" officeooo:paragraph-rsid="000e3f3d"/>
    </style:style>
    <style:style style:name="P6" style:family="paragraph" style:parent-style-name="Standard">
      <loext:graphic-properties draw:fill="none"/>
      <style:paragraph-properties fo:margin-left="0.5in" fo:margin-right="0.5in" fo:text-indent="0in" style:auto-text-indent="false" fo:background-color="transparent"/>
      <style:text-properties officeooo:rsid="00182027" officeooo:paragraph-rsid="00182027"/>
    </style:style>
    <style:style style:name="T1" style:family="text">
      <style:text-properties fo:font-size="32pt" style:font-size-asian="32pt" style:language-asian="ja" style:country-asian="JP" style:font-size-complex="32pt"/>
    </style:style>
    <style:style style:name="T2" style:family="text">
      <style:text-properties fo:font-size="32pt" officeooo:rsid="000e3f3d" style:font-size-asian="32pt" style:language-asian="ja" style:country-asian="JP" style:font-size-complex="32pt"/>
    </style:style>
    <style:style style:name="T3" style:family="text">
      <style:text-properties fo:font-size="32pt" officeooo:rsid="0016ebdb" style:font-size-asian="32pt" style:language-asian="ja" style:country-asian="JP" style:font-size-complex="32pt"/>
    </style:style>
    <style:style style:name="T4" style:family="text">
      <style:text-properties officeooo:rsid="0016ebdb"/>
    </style:style>
    <style:style style:name="T5" style:family="text">
      <style:text-properties officeooo:rsid="00182027"/>
    </style:style>
    <style:style style:name="Ru1" style:family="ruby">
      <style:ruby-properties style:ruby-align="left" style:ruby-position="above" loext:ruby-position="abov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JLPT N5 Reading: <text:span text:style-name="T5">Japanese Tea</text:span></text:p>
      <text:p text:style-name="P5"><text:span text:style-name="T3"/></text:p>
      <text:p text:style-name="P6"><text:ruby text:style-name="Ru1"><text:ruby-base><text:span text:style-name="T3">日本</text:span></text:ruby-base><text:ruby-text>にほん</text:ruby-text></text:ruby><text:ruby text:style-name="Ru1"><text:ruby-base><text:span text:style-name="T3">人</text:span></text:ruby-base><text:ruby-text>ひと</text:ruby-text></text:ruby><text:span text:style-name="T3">は、お</text:span><text:ruby text:style-name="Ru1"><text:ruby-base><text:span text:style-name="T3">茶</text:span></text:ruby-base><text:ruby-text>ちゃ</text:ruby-text></text:ruby><text:span text:style-name="T3">が</text:span><text:ruby text:style-name="Ru1"><text:ruby-base><text:span text:style-name="T3">大</text:span></text:ruby-base><text:ruby-text>だい</text:ruby-text></text:ruby><text:ruby text:style-name="Ru1"><text:ruby-base><text:span text:style-name="T3">好</text:span></text:ruby-base><text:ruby-text>す</text:ruby-text></text:ruby><text:span text:style-name="T3">きです。</text:span></text:p>
      <text:p text:style-name="P6"><text:ruby text:style-name="Ru1"><text:ruby-base><text:span text:style-name="T3">食事</text:span></text:ruby-base><text:ruby-text>しょくじ</text:ruby-text></text:ruby><text:span text:style-name="T3">の</text:span><text:ruby text:style-name="Ru1"><text:ruby-base><text:span text:style-name="T3">時</text:span></text:ruby-base><text:ruby-text>とき</text:ruby-text></text:ruby><text:span text:style-name="T1">、お</text:span><text:ruby text:style-name="Ru1"><text:ruby-base><text:span text:style-name="T1">茶</text:span></text:ruby-base><text:ruby-text>ちゃ</text:ruby-text></text:ruby><text:span text:style-name="T1">を</text:span><text:ruby text:style-name="Ru1"><text:ruby-base><text:span text:style-name="T1">飲</text:span></text:ruby-base><text:ruby-text>の</text:ruby-text></text:ruby><text:span text:style-name="T1">む人が</text:span><text:ruby text:style-name="Ru1"><text:ruby-base><text:span text:style-name="T1">多</text:span></text:ruby-base><text:ruby-text>おお</text:ruby-text></text:ruby><text:span text:style-name="T1">いです。</text:span></text:p>
      <text:p text:style-name="P6"><text:span text:style-name="T1">ウーロン</text:span><text:ruby text:style-name="Ru1"><text:ruby-base><text:span text:style-name="T1">茶</text:span></text:ruby-base><text:ruby-text>ちゃ</text:ruby-text></text:ruby><text:span text:style-name="T1">や</text:span><text:ruby text:style-name="Ru1"><text:ruby-base><text:span text:style-name="T1">麦</text:span></text:ruby-base><text:ruby-text>むぎ</text:ruby-text></text:ruby><text:ruby text:style-name="Ru1"><text:ruby-base><text:span text:style-name="T1">茶</text:span></text:ruby-base><text:ruby-text>ちゃ</text:ruby-text></text:ruby><text:span text:style-name="T1">も</text:span><text:ruby text:style-name="Ru1"><text:ruby-base><text:span text:style-name="T1">飲</text:span></text:ruby-base><text:ruby-text>の</text:ruby-text></text:ruby><text:span text:style-name="T1">みます。</text:span></text:p>
      <text:p text:style-name="P6"><text:ruby text:style-name="Ru1"><text:ruby-base><text:span text:style-name="T1">砂糖</text:span></text:ruby-base><text:ruby-text>さとう</text:ruby-text></text:ruby><text:span text:style-name="T1">やミルクは</text:span><text:ruby text:style-name="Ru1"><text:ruby-base><text:span text:style-name="T1">入</text:span></text:ruby-base><text:ruby-text>い</text:ruby-text></text:ruby><text:span text:style-name="T1">れません。</text:span></text:p>
      <text:p text:style-name="P6"><text:span text:style-name="T1">お</text:span><text:ruby text:style-name="Ru1"><text:ruby-base><text:span text:style-name="T1">茶</text:span></text:ruby-base><text:ruby-text>ちゃ</text:ruby-text></text:ruby><text:span text:style-name="T1">は、</text:span><text:ruby text:style-name="Ru1"><text:ruby-base><text:span text:style-name="T1">体</text:span></text:ruby-base><text:ruby-text>からだ</text:ruby-text></text:ruby><text:span text:style-name="T1">にいいです。</text:span></text:p>
      <text:p text:style-name="P6"><text:ruby text:style-name="Ru1"><text:ruby-base><text:span text:style-name="T1">日本</text:span></text:ruby-base><text:ruby-text>にほん</text:ruby-text></text:ruby><text:ruby text:style-name="Ru1"><text:ruby-base><text:span text:style-name="T1">人</text:span></text:ruby-base><text:ruby-text>ひと</text:ruby-text></text:ruby><text:span text:style-name="T1">は、お</text:span><text:ruby text:style-name="Ru1"><text:ruby-base><text:span text:style-name="T1">茶</text:span></text:ruby-base><text:ruby-text>ちゃ</text:ruby-text></text:ruby><text:span text:style-name="T1">をたくさん</text:span><text:ruby text:style-name="Ru1"><text:ruby-base><text:span text:style-name="T1">飲</text:span></text:ruby-base><text:ruby-text>の</text:ruby-text></text:ruby><text:span text:style-name="T1">みます。</text:span></text:p>
      <text:p text:style-name="P6"><text:span text:style-name="T1">コンビニでもいろんなお</text:span><text:ruby text:style-name="Ru1"><text:ruby-base><text:span text:style-name="T1">茶</text:span></text:ruby-base><text:ruby-text>ちゃ</text:ruby-text></text:ruby><text:span text:style-name="T1">が</text:span><text:ruby text:style-name="Ru1"><text:ruby-base><text:span text:style-name="T1">売</text:span></text:ruby-base><text:ruby-text>う</text:ruby-text></text:ruby><text:span text:style-name="T1">っています。</text:span></text:p>
      <text:p text:style-name="P6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urce Han Sans CN" style:font-size-asian="10.5pt" style:language-asian="ja" style:country-asian="JP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ja" style:country-asian="JP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Rubies" style:family="text">
      <style:text-properties fo:color="#f10d0c" loext:opacity="100%" style:text-position="sub 58%" fo:font-size="6pt" style:text-underline-style="none" fo:background-color="#333333" style:font-size-asian="32pt" style:font-size-complex="6pt" style:text-emphasiz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HTML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1T11:56:18.912342447</meta:creation-date>
    <dc:date>2024-01-28T15:02:21.557419459</dc:date>
    <meta:editing-duration>PT2H13M16S</meta:editing-duration>
    <meta:editing-cycles>10</meta:editing-cycles>
    <meta:generator>LibreOffice/7.5.9.2$Linux_X86_64 LibreOffice_project/50$Build-2</meta:generator>
    <meta:document-statistic meta:table-count="0" meta:image-count="0" meta:object-count="0" meta:page-count="1" meta:paragraph-count="8" meta:word-count="111" meta:character-count="135" meta:non-whitespace-character-count="131"/>
  </office:meta>
</office:document-meta>
</file>